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language-asian="zh" style:country-asian="CN"/>
    </style:style>
    <style:style style:name="T1" style:family="text">
      <style:text-properties style:language-asian="zh" style:country-asian="C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2.2cm" svg:x="3.9cm" svg:y="1.1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1.6cm" svg:x="1.1cm" svg:y="2.9cm">
          <text:p text:style-name="P1"><text:span text:style-name="T1">l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1.6cm" svg:x="1.1cm" svg:y="5.2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3cm" svg:height="1.6cm" svg:x="1.1cm" svg:y="7.6cm">
          <text:p text:style-name="P1"><text:span text:style-name="T1">virbr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3cm" svg:height="1.6cm" svg:x="1.1cm" svg:y="10cm">
          <text:p text:style-name="P1"><text:span text:style-name="T1">virbr0-n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cm" svg:height="1.6cm" svg:x="8.3cm" svg:y="3.8cm">
          <text:p text:style-name="P1"><text:span text:style-name="T1">vnet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3cm" svg:height="1.6cm" svg:x="8.3cm" svg:y="9cm">
          <text:p text:style-name="P1"><text:span text:style-name="T1">vnet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4.3cm" svg:x="14.5cm" svg:y="9cm">
          <text:p text:style-name="P1">VM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4.3cm" svg:x="14.5cm" svg:y="1.1cm">
          <text:p text:style-name="P1">VM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1.6cm" svg:x="12.7cm" svg:y="3.8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cm" svg:height="1.6cm" svg:x="12.7cm" svg:y="9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6cm" svg:y1="9.7cm" svg:x2="12.8cm" svg:y2="9.7cm">
          <text:p/>
        </draw:line>
        <draw:line draw:style-name="gr2" draw:text-style-name="P1" draw:layer="layout" svg:x1="11.6cm" svg:y1="4.6cm" svg:x2="12.8cm" svg:y2="4.6cm">
          <text:p/>
        </draw:line>
        <draw:connector draw:style-name="gr3" draw:text-style-name="P1" draw:layer="layout" draw:type="curve" svg:x1="4.4cm" svg:y1="8.4cm" svg:x2="8.3cm" svg:y2="4.6cm" draw:start-shape="id1" draw:start-glue-point="1" draw:end-shape="id2" draw:end-glue-point="3" svg:d="M4400 8400c2925 0 975-3800 3900-3800" svg:viewBox="0 0 3901 3801">
          <text:p/>
        </draw:connector>
        <draw:connector draw:style-name="gr3" draw:text-style-name="P1" draw:layer="layout" draw:type="curve" svg:x1="4.4cm" svg:y1="8.4cm" svg:x2="8.3cm" svg:y2="9.8cm" draw:start-shape="id1" draw:start-glue-point="1" draw:end-shape="id3" svg:d="M4400 8400c2925 0 975 1400 3900 1400" svg:viewBox="0 0 3901 1401">
          <text:p/>
        </draw:connector>
        <draw:connector draw:style-name="gr3" draw:text-style-name="P1" draw:layer="layout" draw:type="curve" svg:x1="4.4cm" svg:y1="10.8cm" svg:x2="4.4cm" svg:y2="8.4cm" draw:start-shape="id4" draw:start-glue-point="1" draw:end-shape="id1" draw:end-glue-point="1" svg:d="M4400 10800c751 0 751-2400 0-2400" svg:viewBox="0 0 564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点阵正黑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5T21:12:03.112670831</meta:creation-date>
    <dc:date>2015-07-05T21:49:53.607831920</dc:date>
    <meta:editing-duration>P0D</meta:editing-duration>
    <meta:editing-cycles>2</meta:editing-cycles>
    <meta:generator>LibreOffice/4.2.6.3$Linux_X86_64 LibreOffice_project/420$Build-3</meta:generator>
    <meta:document-statistic meta:object-count="16"/>
  </office:meta>
</office:document-meta>
</file>